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Book Antigua" svg:font-family="'Book Antigua'"/>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5.84cm" fo:margin-left="-0.123cm" table:align="left" style:writing-mode="lr-tb"/>
    </style:style>
    <style:style style:name="Tabla2.A" style:family="table-column">
      <style:table-column-properties style:column-width="1.843cm"/>
    </style:style>
    <style:style style:name="Tabla2.B" style:family="table-column">
      <style:table-column-properties style:column-width="13.996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center" style:justify-single-word="false"/>
    </style:style>
    <style:style style:name="P9" style:family="paragraph" style:parent-style-name="Sangría_20_2_20_de_20_t._20_independiente">
      <style:paragraph-properties fo:margin-left="6.535cm" fo:margin-right="0cm" fo:text-indent="-6.562cm" style:auto-text-indent="false"/>
    </style:style>
    <style:style style:name="P10" style:family="paragraph" style:parent-style-name="Normal_20__28_Web_29_">
      <style:paragraph-properties fo:margin-left="0cm" fo:margin-right="0cm" fo:margin-top="0cm" fo:margin-bottom="0cm" fo:text-indent="0.741cm" style:auto-text-indent="false"/>
    </style:style>
    <style:style style:name="P11" style:family="paragraph" style:parent-style-name="Text_20_body">
      <style:text-properties fo:language="en" fo:country="US"/>
    </style:style>
    <style:style style:name="P12" style:family="paragraph" style:parent-style-name="Text_20_body">
      <style:paragraph-properties fo:text-align="start" style:justify-single-word="false"/>
      <style:text-properties fo:language="es" fo:country="MX"/>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fo:font-weight="bold" style:font-weight-asian="bold"/>
    </style:style>
    <style:style style:name="P15" style:family="paragraph" style:parent-style-name="Text_20_body">
      <style:paragraph-properties fo:text-align="start" style:justify-single-word="false"/>
      <style:text-properties fo:language="es" fo:country="ES"/>
    </style:style>
    <style:style style:name="P16" style:family="paragraph" style:parent-style-name="Text_20_body">
      <style:paragraph-properties fo:text-align="justify" style:justify-single-word="false">
        <style:tab-stops>
          <style:tab-stop style:position="9.843cm"/>
        </style:tab-stops>
      </style:paragraph-properties>
      <style:text-properties style:font-name="Book Antigua" fo:font-size="11pt" style:font-size-asian="11pt" style:font-name-complex="Book Antigua" style:font-size-complex="11pt"/>
    </style:style>
    <style:style style:name="P17" style:family="paragraph" style:parent-style-name="Standard">
      <style:paragraph-properties fo:margin-left="0cm" fo:margin-right="0cm" fo:text-align="justify" style:justify-single-word="false" fo:text-indent="0.801cm" style:auto-text-indent="false"/>
      <style:text-properties fo:font-weight="normal" style:font-weight-asian="normal" style:font-weight-complex="normal"/>
    </style:style>
    <style:style style:name="P18" style:family="paragraph" style:parent-style-name="Standard">
      <style:paragraph-properties fo:margin-left="0.009cm" fo:margin-right="0cm" fo:text-align="justify" style:justify-single-word="false" fo:text-indent="0cm" style:auto-text-indent="false" style:snap-to-layout-grid="false"/>
      <style:text-properties fo:language="es" fo:country="MX"/>
    </style:style>
    <style:style style:name="P19" style:family="paragraph" style:parent-style-name="Standard">
      <style:paragraph-properties fo:margin-left="0cm" fo:margin-right="0cm" fo:margin-top="0cm" fo:margin-bottom="0cm" fo:text-align="justify" style:justify-single-word="false" fo:text-indent="0.794cm" style:auto-text-indent="false"/>
    </style:style>
    <style:style style:name="P20" style:family="paragraph" style:parent-style-name="Text_20_body">
      <style:paragraph-properties fo:margin-left="0.635cm" fo:margin-right="0cm" fo:text-align="justify" style:justify-single-word="false" fo:text-indent="0cm" style:auto-text-indent="false"/>
      <style:text-properties fo:language="es" fo:country="AR" style:language-asian="zh" style:country-asian="CN" style:language-complex="ar" style:country-complex="SA"/>
    </style:style>
    <style:style style:name="P21" style:family="paragraph" style:parent-style-name="Text_20_body">
      <style:paragraph-properties fo:margin-left="0cm" fo:margin-right="0cm" fo:text-align="justify" style:justify-single-word="false" fo:text-indent="0.009cm" style:auto-text-indent="false"/>
      <style:text-properties fo:language="es" fo:country="ES" fo:font-weight="normal" style:font-weight-asian="normal" style:font-weight-complex="normal"/>
    </style:style>
    <style:style style:name="P22" style:family="paragraph" style:parent-style-name="Text_20_body">
      <style:paragraph-properties fo:margin-left="0cm" fo:margin-right="0cm" fo:text-align="justify" style:justify-single-word="false" fo:text-indent="0.009cm" style:auto-text-indent="false"/>
      <style:text-properties fo:language="es" fo:country="MX"/>
    </style:style>
    <style:style style:name="P23" style:family="paragraph" style:parent-style-name="Text_20_body">
      <style:paragraph-properties fo:margin-left="0cm" fo:margin-right="0cm" fo:text-align="justify" style:justify-single-word="false" fo:text-indent="0.815cm" style:auto-text-indent="false">
        <style:tab-stops>
          <style:tab-stop style:position="13.811cm"/>
        </style:tab-stops>
      </style:paragraph-properties>
    </style:style>
    <style:style style:name="P24" style:family="paragraph" style:parent-style-name="Text_20_body">
      <style:paragraph-properties fo:margin-left="0cm" fo:margin-right="0cm" fo:text-align="justify" style:justify-single-word="false" fo:text-indent="0.875cm" style:auto-text-indent="false"/>
    </style:style>
    <style:style style:name="P25" style:family="paragraph" style:parent-style-name="Text_20_body">
      <style:paragraph-properties fo:margin-left="0.635cm" fo:margin-right="0cm" fo:text-align="justify" style:justify-single-word="false" fo:text-indent="0.265cm" style:auto-text-indent="false"/>
    </style:style>
    <style:style style:name="P26" style:family="paragraph" style:parent-style-name="Text_20_body">
      <style:paragraph-properties fo:margin-left="0.635cm" fo:margin-right="0cm" fo:text-align="justify" style:justify-single-word="false" fo:text-indent="0.243cm" style:auto-text-indent="false"/>
    </style:style>
    <style:style style:name="P27" style:family="paragraph" style:parent-style-name="Standard" style:master-page-name="Standard">
      <style:paragraph-properties fo:text-align="center" style:justify-single-word="false" style:page-number="auto"/>
      <style:text-properties fo:language="es" fo:country="MX"/>
    </style:style>
    <style:style style:name="P28" style:family="paragraph" style:parent-style-name="Standard">
      <style:paragraph-properties fo:margin-left="0.009cm" fo:margin-right="0cm" fo:text-align="justify" style:justify-single-word="false" fo:text-indent="0cm" style:auto-text-indent="false" style:snap-to-layout-grid="false"/>
      <style:text-properties fo:language="es" fo:country="MX" fo:font-weight="normal" style:font-weight-asian="normal" style:font-weight-complex="normal"/>
    </style:style>
    <style:style style:name="P29" style:family="paragraph" style:parent-style-name="Standard">
      <style:paragraph-properties fo:text-align="center" style:justify-single-word="false" fo:break-before="page"/>
    </style:style>
    <style:style style:name="P30" style:family="paragraph" style:parent-style-name="Heading_20_1">
      <style:paragraph-properties>
        <style:tab-stops>
          <style:tab-stop style:position="9.843cm"/>
        </style:tab-stops>
      </style:paragraph-properties>
      <style:text-properties style:text-underline-style="none"/>
    </style:style>
    <style:style style:name="P31" style:family="paragraph" style:parent-style-name="Sangría_20_2_20_de_20_t._20_independiente">
      <style:paragraph-properties fo:margin-left="5.8cm" fo:margin-right="0cm" fo:text-indent="-5.8cm" style:auto-text-indent="false">
        <style:tab-stops/>
      </style:paragraph-properties>
    </style:style>
    <style:style style:name="P32" style:family="paragraph" style:parent-style-name="Lista_20_con_20_viñetas">
      <style:paragraph-properties fo:margin-left="0.773cm" fo:margin-right="0cm" fo:margin-top="0cm" fo:margin-bottom="0cm" fo:text-indent="0.741cm" style:auto-text-indent="false"/>
      <style:text-properties fo:font-weight="normal" style:font-weight-asian="normal"/>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weight-complex="bold"/>
    </style:style>
    <style:style style:name="T8" style:family="text">
      <style:text-properties style:text-underline-style="none"/>
    </style:style>
    <style:style style:name="T9" style:family="text">
      <style:text-properties fo:language="es" fo:country="ES"/>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ESOLUCIÓN N° 444-CM-14</text:p>
      <text:p text:style-name="P6"/>
      <text:p text:style-name="P6"/>
      <text:p text:style-name="P31">DESCRIPCIÓN SINTÉTICA: RENOVACIÓN CONTRATO DE LOCACIÓN DE SERVICIOS REDISEÑO/OPTIMIZACIÓN DEL SITIO WEB.</text:p>
      <text:p text:style-name="P9"/>
      <text:p text:style-name="P9"/>
      <text:p text:style-name="P9">ANTECEDENTES</text:p>
      <text:h text:style-name="Heading_20_4" text:outline-level="4" text:is-list-header="true"/>
      <text:p text:style-name="P17">Resolución 063-PCM-2007.</text:p>
      <text:p text:style-name="P17"/>
      <text:p text:style-name="P17">Resolución 399-PCM-2007.</text:p>
      <text:p text:style-name="P17"/>
      <text:p text:style-name="P17">Procedimiento concursal de la Secretaría de Comunicación Institucional.</text:p>
      <text:p text:style-name="P17"/>
      <text:p text:style-name="P17">Nota de fecha 7 de julio de 2009 Secretaría Comunicación Institucional.</text:p>
      <text:p text:style-name="P17"/>
      <text:p text:style-name="P17">Acta 068 Comisión Legislativa de fecha 24/12/08.</text:p>
      <text:p text:style-name="P17"/>
      <text:p text:style-name="P17">Resolución 009-PCM-2010.</text:p>
      <text:p text:style-name="P17"/>
      <text:p text:style-name="P17">Resolución 118-PCM-2010.</text:p>
      <text:p text:style-name="P17"/>
      <text:p text:style-name="P17">Resolución 262-PCM-2010.</text:p>
      <text:p text:style-name="P17"/>
      <text:p text:style-name="P17">Resolución 406-PCM-2010.</text:p>
      <text:p text:style-name="P17"/>
      <text:p text:style-name="P17">Resolución 008-PCM-2011.</text:p>
      <text:p text:style-name="P17"/>
      <text:p text:style-name="P17">Resolución 258-PCM-2011.</text:p>
      <text:p text:style-name="P17"/>
      <text:p text:style-name="P17">Resolución 017-PCM-2012.</text:p>
      <text:p text:style-name="P17"/>
      <text:p text:style-name="P17">Resolución 383-PCM-2012.</text:p>
      <text:p text:style-name="P17"/>
      <text:p text:style-name="P17">Nota 178-SCICM-14 de fecha 27/12/13 Secretaría Comunicación Institucional.</text:p>
      <text:p text:style-name="P17"/>
      <text:list xml:id="list384998459" text:style-name="WW8Num2">
        <text:list-header>
          <text:p text:style-name="P32">Nota 13-SL-14 de fecha 27/01/14 Secretaría Legislativa.</text:p>
        </text:list-header>
      </text:list>
      <text:p text:style-name="P10"/>
      <text:p text:style-name="P19">Resolución 024-PCM-14 de fecha 30 de enero de 2014, firmada por el Presidente del Concejo Municipal, Ramón Chiocconi.</text:p>
      <text:p text:style-name="P10"/>
      <text:p text:style-name="P6">FUNDAMENTOS</text:p>
      <text:p text:style-name="P6"/>
      <text:p text:style-name="P23">Por Nota 13-SL-14 de fecha 27 de enero de 2014 de la Secretaria Legislativa, informa la renovación del contrato por el término de doce (12) meses y la autorización del aumento a $ 2.500,00 por mes.<text:tab/></text:p>
      <text:p text:style-name="P13"><text:tab/></text:p>
      <text:p text:style-name="P24">El Concejo Municipal <text:s/>contratará los servicios de un profesional, al que se le encomendará las siguientes tareas:</text:p>
      <text:p text:style-name="P14"/>
      <text:p text:style-name="P25"><text:span text:style-name="T4">a) </text:span>Optimización del Servicio de la Página Web.</text:p>
      <text:p text:style-name="P26"><text:span text:style-name="T4">b)</text:span> Servicio técnico.</text:p>
      <text:p text:style-name="P25"><text:span text:style-name="T4">c) </text:span>Capacitación al personal de informática.</text:p>
      <text:p text:style-name="P20"/>
      <text:p text:style-name="P20"/>
      <text:p text:style-name="Text_20_body_20_indent">AUTOR: <text:span text:style-name="T9">Presidente del Concejo Municipal, Ramón Chiocconi.</text:span></text:p>
      <text:p text:style-name="Text_20_body_20_indent"/>
      <text:p text:style-name="Text_20_body_20_indent"><text:soft-page-break/></text:p>
      <text:p text:style-name="Text_20_body"/>
      <text:p text:style-name="Text_20_body">La Resolución original Nº 024-PCM-14 con las modificaciones introducidas fue aprobada en la sesión del día 6 de marzo de 2014, según consta en el Acta Nº 1014/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11">RESOLUCIÓN</text:p>
      <text:p text:style-name="P11"/>
      <text:p text:style-name="P11"/>
      <table:table table:name="Tabla1" table:style-name="Tabla1">
        <table:table-column table:style-name="Tabla1.A"/>
        <table:table-column table:style-name="Tabla1.B"/>
        <table:table-row table:style-name="Tabla1.1">
          <table:table-cell table:style-name="Tabla1.A1" office:value-type="string">
            <text:p text:style-name="P15">Art. <text:s/>1°) </text:p>
          </table:table-cell>
          <table:table-cell table:style-name="Tabla1.A1" office:value-type="string">
            <text:p text:style-name="P18">Renovar c<text:span text:style-name="T3">ontrato</text:span><text:span text:style-name="T4"> al Sr. Guillermo Palavecino, DNI Nº 21.989.786, <text:s/>titular <text:s/>de la firma ANIMUS Ideas en Movimiento a través de un Contrato de Locaciòn <text:s/>Servicio de Asesoría Técnica, desde el 1 de enero hasta el 31 de diciembre de 2014 inclusive.</text:span></text:p>
            <text:p text:style-name="P28"/>
          </table:table-cell>
        </table:table-row>
        <table:table-row table:style-name="Tabla1.1">
          <table:table-cell table:style-name="Tabla1.A1" office:value-type="string">
            <text:p text:style-name="P12">Art. <text:s/>2°)</text:p>
          </table:table-cell>
          <table:table-cell table:style-name="Tabla1.A1" office:value-type="string">
            <text:p text:style-name="P7">La contratación tendrá directa vinculación con la Secretaría de Comunicación Institucional, a los fines de desarrollar la tarea de asesoramiento.</text:p>
            <text:p text:style-name="P7"/>
          </table:table-cell>
        </table:table-row>
        <table:table-row table:style-name="Tabla1.1">
          <table:table-cell table:style-name="Tabla1.A1" office:value-type="string">
            <text:p text:style-name="P12">Art. <text:s/>3°) </text:p>
          </table:table-cell>
          <table:table-cell table:style-name="Tabla1.A1" office:value-type="string">
            <text:p text:style-name="P7">El monto total a abonar al profesional será de $ 2.500,00 (dos mil quinientos mensual), a imputarse en la Partida 10.1.00.00.6.1.3.0.01.01.10 (Estudios, Investigación y Asistencia Técnica), en el marco del Presupuesto ya aprobado del Concejo Municipal para el año 2014.</text:p>
            <text:p text:style-name="P7"/>
          </table:table-cell>
        </table:table-row>
      </table:table>
      <table:table table:name="Tabla2" table:style-name="Tabla2">
        <table:table-column table:style-name="Tabla2.A"/>
        <table:table-column table:style-name="Tabla2.B"/>
        <table:table-row table:style-name="Tabla2.1">
          <table:table-cell table:style-name="Tabla2.A1" office:value-type="string">
            <text:p text:style-name="P12">Art. <text:s/>4°) </text:p>
            <text:p text:style-name="P12"/>
            <text:p text:style-name="P12"/>
          </table:table-cell>
          <table:table-cell table:style-name="Tabla2.A1" office:value-type="string">
            <text:p text:style-name="P22">Comuníquese. Dése a publicidad. Tómese razón. Cumplido, archívese.</text:p>
            <text:p text:style-name="P21"/>
          </table:table-cell>
        </table:table-row>
      </table:table>
      <text:p text:style-name="Standard"/>
      <text:p text:style-name="P29">ANEXO I</text:p>
      <text:p text:style-name="P8">RESOLUCIÓN Nº 444-CM-14</text:p>
      <text:p text:style-name="Standard"/>
      <text:p text:style-name="Standard"/>
      <text:h text:style-name="P30" text:outline-level="1" text:is-list-header="true">CONTRATO DE LOCACION DE SERVICIOS PROFESIONALES</text:h>
      <text:p text:style-name="P16"/>
      <text:p text:style-name="P16">Entre el Concejo Municipal de la ciudad de San Carlos de Bariloche, <text:s/>representado en este acto por el Presidente del Concejo Municipal RAMON CHIOCCONI, DNI 21.831.647<text:span text:style-name="T7">, </text:span>con domicilio en Mai 80 de la ciudad de San Carlos de Bariloche, por una de las partes, en adelante <text:span text:style-name="T8">El Concejo Municipal; y por la otra el Sr. GUILLERMO PALAVECINO, Documento tipo D.N.I.</text:span> Nº <text:span text:style-name="T7">21.831.647</text:span> de especialidad TÉCNICO con domicilio en Brazo Tristeza 13,733 Barrio Playa Serena de esta ciudad de Bariloche, en adelante <text:span text:style-name="T8">El Profesional</text:span>; convienen en celebrar el presente contrato de Locación de Servicios Profesionales, para que el Profesional brinde asesoramiento técnico integral en base a las funciones específicas que se incorporan en el texto del presente. <text:span text:style-name="T6">PRIMERA.- ANTECEDENTES: </text:span><text:span text:style-name="T7">Las partes declaran expresamente que constituye de antecedente de este contrato: 1) la Resolución 399-PCM-07 </text:span>d<text:span text:style-name="T7">e la Presidencia del Concejo Municipal, <text:s/>Resolución 017-PCM-2012 , Resolución 383-PCM-12 y Resolución 024-PCM-14. </text:span></text:p>
      <text:p text:style-name="P16"><text:span text:style-name="T6">SEGUNDA: OBJETO:</text:span> EL CONCEJO MUNICIPAL <text:s/>contrata los servicios del profesional, para su asesoramiento técnico integral en la tarea formulada en el ámbito de la Secretaría de Comunicación Institucional. A tales fines se encomienda al profesional y este así lo acepta: <text:span text:style-name="T4">a)</text:span> Optimización del servicio de la Página Web, mantenimiento y actualización. <text:span text:style-name="T4">b)</text:span> Servicio técnico.<text:span text:style-name="T5"> </text:span><text:span text:style-name="T4">c)</text:span><text:span text:style-name="T5"> </text:span>Capacitación al personal de informática.</text:p>
      <text:p text:style-name="P16"><text:span text:style-name="T5">TERCERA – PLAN DE TRABAJO: </text:span><text:s/>A los fines de facilitar la implementación <text:span text:style-name="T5"><text:s/></text:span>del presente contrato, el profesional deberá ajustar su trabajo a la metodología resumida en la Nota del 27-03-07 de la Secretaría de Comunicación Institucional que se agrega como Anexo; en especial al control y monitoreo de la carga digitalizada y la clasificación preliminar de la normativa en la Página Web <text:a xlink:type="simple" xlink:href="http://www.concejobariloche.gov.ar/">http://www.concejobariloche.gov.ar/</text:a>.</text:p>
      <text:p text:style-name="P16"><text:span text:style-name="T5">CUARTA: </text:span><text:span text:style-name="T6">VIGENCIA:</text:span> El presente contrato tendrá una vigencia de doce (12) meses, a partir del día 1 de enero de 2014, operando su vencimiento de pleno derecho en fecha 31 de diciembre del año 2014. No obstante ello, se conviene expresamente la facultad recíproca de resolver el presente contrato, sin que ello genere derecho indemnizatorio alguno a favor de la otra parte y con la sola obligación de preavisar esta decisión, con diez días corridos de antelación. En todos los casos, tanto ante el vencimiento del contrato como ante el supuesto, que la decisión resolutoria, hubiera sido tomada por el <text:span text:style-name="T4">profesional</text:span>, se conviene expresamente la obligación del mismo, de entregar al <text:span text:style-name="T4">Concejo Municipal</text:span> toda la carpeta de trabajo, documentación, estudios y conclusiones arribadas hasta ese momento, como consecuencia de la ejecución del presente, en el plazo de diez días de antelación a su conclusión.</text:p>
      <text:p text:style-name="P16"><text:span text:style-name="T6">QUINTA.- HONORARIOS:</text:span> Las partes acuerdan que <text:span text:style-name="T4">el Concejo</text:span> abonará al <text:span text:style-name="T4">profesional</text:span> la suma de pesos dos mil quinientos ($2.500,00). el profesional emitirá el recibo oficial pertinente. Será por exclusiva cuenta y cargo de el profesional todo aporte previsional o arancelario o impositivo, que éste deba abonar como consecuencia del honorario que perciba.</text:p>
      <text:p text:style-name="P16"><text:span text:style-name="T6">SEXTA.- INFORMACIÓN: </text:span><text:span text:style-name="T7">EL PROFESIONAL se compromete a manejar con lealtad y reserva toda la información a la que acceda, y mantener al Concejo MUNICIPAL en un constante e inmediato conocimiento de todas y cada una de sus conclusiones.</text:span></text:p>
      <text:p text:style-name="P16"><text:span text:style-name="T6">SEPTIMA: INCUMPLIMIENTOS:</text:span> El incumplimiento a cualquiera de las cláusulas aquí convenidas, dará derecho a el Concejo, a exigir su cumplimiento, o rescindir el contrato adicionando los daños y perjuicios que se le produjeron.</text:p>
      <text:p text:style-name="P16"><text:span text:style-name="T6">OCTAVA: DOMICILIOS:</text:span> Las partes constituyen sus domicilios en los enunciados en el encabezamiento del presente, en los que se tendrán por válidas, todas las notificaciones extrajudiciales y judiciales que se cursen.</text:p>
      <text:p text:style-name="P16">En <text:s/>prueba de conformidad se firman dos ejemplares de un mismo tenor y a un mismo efecto, y cada parte recibe el suyo, en la ciudad de San Carlos de Barilcohe, a los 30 días del mes de enero de dos mil cato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Book Antigua" svg:font-family="'Book Antigua'"/>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Lista_20_con_20_viñetas" style:display-name="Lista con viñetas" style:family="paragraph" style:parent-style-name="Standard" style:list-style-name="WW8Num2"/>
    <style:style style:name="Absatz-Standardschriftart" style:family="text"/>
    <style:style style:name="WW-Absatz-Standardschriftart" style:family="text"/>
    <style:style style:name="Fuente_20_de_20_párrafo_20_predeter." style:display-name="Fuente de párrafo predeter." style:family="text"/>
    <style:style style:name="WW8Num2z0" style:family="text">
      <style:text-properties style:font-name="Symbol" style:font-name-comple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1.27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2"><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Claudia </dc:creator>
    <dc:date>2014-03-12T10:48:37</dc:date>
    <meta:print-date>2014-03-12T10:35:27</meta:print-date>
    <meta:editing-cycles>24</meta:editing-cycles>
    <meta:editing-duration>PT32M51S</meta:editing-duration>
    <meta:generator>LibreOffice/3.5$Linux_x86 LibreOffice_project/350m1$Build-2</meta:generator>
    <meta:printed-by>Claudia </meta:printed-by>
    <meta:document-statistic meta:table-count="2" meta:image-count="1" meta:object-count="0" meta:page-count="3" meta:paragraph-count="52" meta:word-count="982" meta:character-count="6665" meta:non-whitespace-character-count="5543"/>
    <meta:user-defined meta:name="Información 1"/>
    <meta:user-defined meta:name="Información 2"/>
    <meta:user-defined meta:name="Información 3"/>
    <meta:user-defined meta:name="Información 4"/>
  </office:meta>
</office:document-meta>
</file>